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PT Astra Serif" svg:font-family="'PT Astra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PT Astra Serif" fo:font-size="14pt" officeooo:rsid="002642e6" officeooo:paragraph-rsid="002642e6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На улице, став в кружок, беседуют четыре девочки: Аня, Валя, Галя и Надя. Девочка в зелёном платье (не Аня и не Валя) стоит между девочкой в голубом платье и Надей. Девочка в белом платье стоит между девочкой в розовом и Валей. Кто какое платье носит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PT Astra Serif" svg:font-family="'PT Astra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2T20:39:27.473849533</meta:creation-date>
    <dc:date>2019-02-05T18:29:05.345171283</dc:date>
    <meta:editing-duration>PT14M30S</meta:editing-duration>
    <meta:editing-cycles>13</meta:editing-cycles>
    <meta:generator>LibreOffice/6.1.4.2$Linux_X86_64 LibreOffice_project/edc26d7faf41e406360d34efe1e39fe03035f7b0</meta:generator>
    <meta:document-statistic meta:table-count="0" meta:image-count="0" meta:object-count="0" meta:page-count="1" meta:paragraph-count="1" meta:word-count="45" meta:character-count="251" meta:non-whitespace-character-count="207"/>
  </office:meta>
</office:document-meta>
</file>